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Zaroon Ricky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lman Schmider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kaela Tillman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in Molid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i Meng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hil Gahlawat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smai Naik Thuppe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imesh Kumar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te Marie Fossum Ranvik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alia Charlotte Skrifvars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ia Wilhelmsen Hoff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jodor van Steenis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yiri Kante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ael Dills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am Hosseini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ik Kjellman</text:p>
          </table:table-cell>
          <table:table-cell table:number-columns-repeated="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9:12:35.563624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2T16:42:52.580888214</meta:creation-date>
    <dc:date>2022-03-08T09:25:11.037852091</dc:date>
    <dc:creator>Yin Hsieh</dc:creator>
    <meta:editing-duration>PT10H15M22S</meta:editing-duration>
    <meta:editing-cycles>5</meta:editing-cycles>
    <meta:generator>LibreOffice/6.4.7.2$Linux_X86_64 LibreOffice_project/40$Build-2</meta:generator>
    <meta:document-statistic meta:table-count="1" meta:cell-count="129" meta:object-count="0"/>
  </office:meta>
</office:document-meta>
</file>